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9999ff"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style:paragraph-properties fo:text-align="justify" style:justify-single-word="false"/>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3"><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0">&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4">&lt;<text:span text:style-name="T21">Селестия лечит Макса в Кантерлоте от болячек и наркозависимости. И тогда он начинает её хотеть. И она это понимает</text:span>&gt;</text:p>
      <text:p text:style-name="P44"/>
      <text:p text:style-name="P53">Таймлайн:</text:p>
      <text:p text:style-name="P53"/>
      <text:p text:style-name="P53">21-е июля — Гранд Галопин Гала</text:p>
      <text:p text:style-name="P44"/>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8">Fallout Equestria</text:p>
      <text:p text:style-name="P106">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06953195578488631"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1837527616410280615"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84908838026912135"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text:soft-page-break/>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1"/>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6">Хм, не понял? Ч<text:span text:style-name="T1">ё</text:span> за хрень?</text:p>
      <text:p text:style-name="P36"/>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1"/>
      <text:p text:style-name="P36">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2"/>
      <text:p text:style-name="P65"><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65"><text:span text:style-name="T9">&gt;</text:span>\<text:span text:style-name="T1">Нэш</text:span>,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9">– </text:span>Окей. Спасибо, Макс.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9">.</text:span></text:p>
      <text:p text:style-name="P86">Гудки.</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6"/>
      <text:p text:style-name="P73"><text:span text:style-name="T9">&lt;</text:span><text:span text:style-name="T1">Описание полёта через Эогипп. Удивлённый взгляд Анакорна</text:span><text:span text:style-name="T9">&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8">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885791120577502400"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дворцовому </text:span>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text:soft-page-break/>– А по-моему, ты не…</text:p>
      <text:p text:style-name="P38"><text:span text:style-name="T10">–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8">Селестия нахмурилась и угрожающе подняла крылья.</text:p>
      <text:p text:style-name="P48"><text:span text:style-name="T9">– </text:span>Не забывай, человек, я — могущественный маг и правитель Эквестрии. Ко мне нужно относиться с должным уважением!</text:p>
      <text:p text:style-name="P48"><text:span text:style-name="T9">– </text:span>А то что? Превратишь в жабу? Сошлёшь на Луну? Убьёшь нахер?</text:p>
      <text:p text:style-name="P48">Аликорница сникла. Уши её опустились.</text:p>
      <text:p text:style-name="P48"><text:span text:style-name="T9">– </text:span>Макс, не надо... Ты же знаешь, я этого не сделаю.</text:p>
      <text:p text:style-name="P48"><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8"><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8"><text:span text:style-name="T9">Аликорница уселась н</text:span>а пол <text:span text:style-name="T9">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8"><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9">– </text:span>Вот, читай отсюда. <text:span text:style-name="T9">– а</text:span>ликорница подчеркнула абзац копытом.</text:p>
      <text:p text:style-name="P48"/>
      <text:p text:style-name="P49">***</text:p>
      <text:p text:style-name="P49"/>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text:soft-page-break/>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0">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text:soft-page-break/>–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text:soft-page-break/>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0">–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45" text:outline-level="2"><text:span text:style-name="T9">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text:soft-page-break/>–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 </text:p>
      <text:p text:style-name="P48"/>
      <text:p text:style-name="P49"><text:soft-page-break/>***</text:p>
      <text:p text:style-name="P48">&lt;<text:span text:style-name="T51">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1">Селестия достаёт из потайной щели свиток с мыслями Селестии</text:span><text:span text:style-name="T20">`<text:tab/>`</text:span>&gt;</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text:soft-page-break/>–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8"/>
      <text:p text:style-name="P56">День 137344</text:p>
      <text:p text:style-name="P5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6">…</text:p>
      <text:p text:style-name="P56">День 287651</text:p>
      <text:p text:style-name="P5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6">…</text:p>
      <text:p text:style-name="P56">День 364886</text:p>
      <text:p text:style-name="P56">О небо, как я мечтаю, чтобы это поскорее закончилось! Сестра, приди скорей!</text:p>
      <text:p text:style-name="P48"/>
      <text:p text:style-name="P48">Селестия со вздохом захлопнула книгу.</text:p>
      <text:p text:style-name="P48">–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время.</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44" text:outline-level="2">6. Стыд</text:h>
      <text:p text:style-name="P48"/>
      <text:p text:style-name="P56"><text:soft-page-break/>~~~ Завтра на семь в библиотеке ~~~</text:p>
      <text:p text:style-name="P56"/>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text:soft-page-break/>–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text:soft-page-break/>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2">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51">&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text:soft-page-break/>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9">— умение делегировать полномочия. Вечером того же дня я села за письменный стол.</text:span></text:p>
      <text:p text:style-name="P40">“<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9">—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text:soft-page-break/>–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8</text:span>. (40*<text:span text:style-name="T9">ctg(Pi/4)-6)/(ln(e)-sin(0))</text:span></text:h>
      <text:p text:style-name="P69">Mark Knopfler — Hill Farmers Blues — или на следующую главу (прощание)</text:p>
      <text:p text:style-name="P48"/>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5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
      <text:p text:style-name="P40">…</text:p>
      <text:p text:style-name="P40"/>
      <text:p text:style-name="P48">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8">Я выдохнул.</text:p>
      <text:p text:style-name="P40">– <text:span text:style-name="T1">Как ты это делаешь? Я видел тебя и раньше, но ты никогда не была такой... Такой...</text:span></text:p>
      <text:p text:style-name="P40"><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9">–</text:span> А водку у вас принято пить?</text:p>
      <text:p text:style-name="P38"><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8"><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9">– Это ты называешь “дружбой”? – с </text:span>улыбкой хмыкнул<text:span text:style-name="T9"> я. – </text:span>Мне нравится твоё чувство юмора.</text:p>
      <text:p text:style-name="P48">Аликорница нахмурилась.</text:p>
      <text:p text:style-name="P48"><text:span text:style-name="T9">–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8">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0">–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9">***</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40"/>
      <text:p text:style-name="P1"><text:span text:style-name="T39">&lt;</text:span><text:span text:style-name="T56">Mark Knopfler - </text:span><text:span text:style-name="T55">Hill Farmer's Blues</text:span><text:span text:style-name="T39">&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text:span text:style-name="T9">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64">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м!</text:p>
      <text:p text:style-name="P56"><text:soft-page-break/>– Конечно, моя хорошая...</text:p>
      <text:p text:style-name="P56"/>
      <text:p text:style-name="P40">Вагоны убаюкивающе перестукивались по рельсам, унося меня прочь от Кантерлота. Я перевернулся на другой бок и провалился в сон.</text:p>
      <text:p text:style-name="P70">&lt;https://www.youtube.com/watch?v=Py9SDdYGFrQ&gt;</text:p>
      <text:h text:style-name="Heading_20_2" text:outline-level="2">10. Понивилль</text:h>
      <text:p text:style-name="P40"/>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text:soft-page-break/>–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38">“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41">***</text:p>
      <text:p text:style-name="P40"/>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8"><text:span text:style-name="T9">–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8">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68">&lt;Seal — Amazing <text:span text:style-name="T1">(T</text:span><text:span text:style-name="T9">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59">d.notive — Talking Flight</text:span>&gt;</text:p>
      <text:p text:style-name="P56">Дата: 12.04.1003 А.С.</text:p>
      <text:p text:style-name="P56">Эксперимент: заклинание Воплощения Индрэ</text:p>
      <text:p text:style-name="P56">Испытуемая: Рэрити</text:p>
      <text:p text:style-name="P56"><text:soft-page-break/>Синопсис: запись сна со слов испытуемой</text:p>
      <text:p text:style-name="P56">Замечания: замечаний нет</text:p>
      <text:p text:style-name="P56"/>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47"/>
      <text:p text:style-name="P49">***</text:p>
      <text:p text:style-name="P48"/>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
      <text:p text:style-name="P56">Дата: 12.04.1003 А.С.</text:p>
      <text:p text:style-name="P56">Эксперимент: заклинание Воплощения Индрэ</text:p>
      <text:p text:style-name="P56"><text:soft-page-break/>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2"/>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Мак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8"><text:span text:style-name="T9">– Если </text:span>только <text:span text:style-name="T9">их правильно вызывают. – </text:span>пробурчал Спайк, возвращаясь в корзинку.</text:p>
      <text:p text:style-name="P38"><text:span text:style-name="T9">–</text:span> <text:span text:style-name="T1">Эмм. </text:span>Что он имел ввиду?</text:p>
      <text:p text:style-name="P38"><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8"><text:span text:style-name="T9">– </text:span><text:span text:style-name="T1">Да, завершилось всё препаршиво. Принцесса Луна сказала, лучше бы её обратно на Луну закинули.</text:span></text:p>
      <text:p text:style-name="P38"><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9">– </text:span><text:span text:style-name="T1">Хм. Нет.</text:span></text:p>
      <text:p text:style-name="P38"><text:span text:style-name="T9">– </text:span><text:span text:style-name="T1">А друзья?</text:span></text:p>
      <text:p text:style-name="P38"><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6">Чужестранец-примат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9">– </text:span>Привет, Эй-Джей! У тебя проблемы?</text:p>
      <text:p text:style-name="P48"><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9">–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9">–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9">– Г</text:span>отово. Принимай работу, хозяйка!</text:p>
      <text:p text:style-name="P48">Эпплджек стиснула меня в сокрушающих объятиях.</text:p>
      <text:p text:style-name="P48"><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9">–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9">–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9">– </text:span>Свободно? <text:span text:style-name="T9">– </text:span>спросил я у единственной пони, сидящей за столиком.</text:p>
      <text:p text:style-name="P48"><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8"><text:span text:style-name="T9">– <text:s/></text:span>Пирог с грибами, яишницу и чизкейк<text:span text:style-name="T9"> – </text:span>сообщил я подошедшей официантке.</text:p>
      <text:p text:style-name="P48"><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8"><text:span text:style-name="T9">–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9">– </text:span>Вы, наверное, ждёте кого-то?</text:p>
      <text:p text:style-name="P50"><text:span text:style-name="T9">– </text:span>Неа.</text:p>
      <text:p text:style-name="P50"><text:span text:style-name="T9">– </text:span>Просто обедаете?</text:p>
      <text:p text:style-name="P50"><text:span text:style-name="T9">– </text:span>Неа.</text:p>
      <text:p text:style-name="P50"><text:span text:style-name="T9">– </text:span>Просто сидите и мрачно смотрите на меня?</text:p>
      <text:p text:style-name="P50"><text:span text:style-name="T9">– </text:span>Неа.</text:p>
      <text:p text:style-name="P50">Хм, а эта пони не из разговорчивых. Ну ладно.</text:p>
      <text:p text:style-name="P50"><text:span text:style-name="T9">– </text:span>А что же вы делаете?</text:p>
      <text:p text:style-name="P50"><text:span text:style-name="T9">– </text:span>Веселюсь. <text:span text:style-name="T9">– </text:span>мрачно заявила пони.</text:p>
      <text:p text:style-name="P50"><text:span text:style-name="T9">– </text:span>Если я вас достал, то так и скажите. Извините.</text:p>
      <text:p text:style-name="P50"><text:soft-page-break/>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9">– </text:span>Привет, Макс!</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9">– </text:span>Мы с вами раньше встречались?</text:p>
      <text:p text:style-name="P50"><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9">– </text:span>Оставь, Салвер.<text:span text:style-name="T9"> </text:span>Ему за счёт заведения.</text:p>
      <text:p text:style-name="P48"><text:span text:style-name="T9">– </text:span>Ясно, мисс Пинки. <text:span text:style-name="T9">– </text:span>официантка кивнула и ушла.</text:p>
      <text:p text:style-name="P48"><text:span text:style-name="T9">– Ч</text:span>его-о-о?<text:span text:style-name="T9"> </text:span>Так это твой бар?</text:p>
      <text:p text:style-name="P48"><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8"><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9">– </text:span>У меня есть идея получше. <text:span text:style-name="T9">– </text:span>на свет показалась фляга Большого Макинтоша.</text:p>
      <text:p text:style-name="P48"><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9">– </text:span>Починил телегу. Только молчок про самогон, раз уж ты в курсе. <text:span text:style-name="T9">– </text:span>я разлил сидр по чашкам.</text:p>
      <text:p text:style-name="P48"><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9">–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9">– </text:span>Эммм... Скажи-ка мне, мой друг П-п-пинки... Легенда про фаэри <text:span text:style-name="T13">— </text:span><text:span text:style-name="T60">эт правда?</text:span></text:p>
      <text:p text:style-name="P48"><text:span text:style-name="T13">– </text:span><text:span text:style-name="T60">Какая из? Их много, вообще-то. Ик!</text:span></text:p>
      <text:p text:style-name="P48"><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48"><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48"><text:span text:style-name="T13">– </text:span><text:span text:style-name="T60">Пока не умру?</text:span></text:p>
      <text:p text:style-name="P48"><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1"><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1"><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1"><text:span text:style-name="T9">–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9">– </text:span>Стооой! <text:span text:style-name="T9">– </text:span>заорал я. <text:span text:style-name="T9">– </text:span>Выпрыгивай из бочки!!!</text:p>
      <text:p text:style-name="P51">Кобылка-пилот улыбнулась и постукала копытцем по шлему, показывая, что не слышит меня.</text:p>
      <text:p text:style-name="P51"><text:span text:style-name="T9">– </text:span>Выпрыгивааа... <text:span text:style-name="T9">–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9">– </text:span>Смотри, вот те и ответ на вопрос, куда деваются пони!</text:p>
      <text:p text:style-name="P51"><text:span text:style-name="T9">– </text:span>Где? <text:span text:style-name="T9">– </text:span>единорожка начала оглядываться.</text:p>
      <text:p text:style-name="P51"><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1"><text:span text:style-name="T9">– </text:span>И что? Я всё равно не пойму, куда пони деваются? И куда пропала Скуталу?</text:p>
      <text:p text:style-name="P51"><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8"><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9">P.S. Н</text:span>е гневите мироздание воровством! <text:span text:style-name="T26">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8"/>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13. Мэйнхэттен</text:h>
      <text:p text:style-name="P71">ZZ Top – Gimme all your lovin</text:p>
      <text:p text:style-name="P71">Mothley Crue – Kick Start My Heart</text:p>
      <text:p text:style-name="P51"><text:soft-page-break/><text:span text:style-name="T9">–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9">–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1"><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1"><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9">– </text:span>Это неправильно! <text:span text:style-name="T9">– </text:span>заявила Рэйнбоу Дэш, отвернувшись от окна.</text:p>
      <text:p text:style-name="P51"><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1"><text:span text:style-name="T9">– </text:span>Да я не про то! <text:span text:style-name="T9">– </text:span>отмахнулась пегаска. <text:span text:style-name="T9">– </text:span>Посмотри на поле.</text:p>
      <text:p text:style-name="P51"><text:span text:style-name="T9">– </text:span>И что? Поле как поле.</text:p>
      <text:p text:style-name="P51"><text:span text:style-name="T9">– </text:span>Оно не убрано. <text:span text:style-name="T9">– </text:span>мрачно ответила пегаска. <text:span text:style-name="T9">–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9">– </text:span>У самого посёлка поля убраны. Наверняка дойдёт дело и до остальных.</text:p>
      <text:p text:style-name="P51"><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9">– </text:span>Спасибо, но от пинкиных плюшек у меня фланки округляются.</text:p>
      <text:p text:style-name="P51"><text:span text:style-name="T9">– </text:span>Да ладно тебе, Рэйнбоу Дэш! От одной не округлятся.</text:p>
      <text:p text:style-name="P51"><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9"> </text:span>Как будто…</text:p>
      <text:p text:style-name="P51"><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1">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9">– </text:span>Они паслись… Ты можешь себе представить? Макс!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9">–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9">– </text:span>Леди и джентльпони! Просьба не паниковать! Поезд дальше не идёт: впереди провал! <text:span text:style-name="T9">– </text:span>крикнул проводник.</text:p>
      <text:p text:style-name="P51"><text:span text:style-name="T9">– </text:span>Какой ещё, в дышло, провал? Я проезжал тут два дня назад!</text:p>
      <text:p text:style-name="P51"><text:span text:style-name="T9">– </text:span>Безобразие! Верните мне деньги за билет!</text:p>
      <text:p text:style-name="P51"><text:span text:style-name="T9">– </text:span>Как вы смеете! Я опоздаю в порт! <text:s/><text:span text:style-name="T9">–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9">– </text:span>Дэш, нам надо на ту сторону.</text:p>
      <text:p text:style-name="P51"><text:span text:style-name="T9">– </text:span>Нет проблем. Я могу тебя перенести.</text:p>
      <text:p text:style-name="P51">Я с сомнением посмотрел на пегаску. Дэш в холке была мне по пояс.</text:p>
      <text:p text:style-name="P51"><text:span text:style-name="T9">– </text:span>Ты точно в этом уверена?</text:p>
      <text:p text:style-name="P51"><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1">Мля.</text:p>
      <text:p text:style-name="P51"><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text:p>
      <text:p text:style-name="P51"><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9">– </text:span>Я чувствую, что только что упустил отличную возможность отлить на вселенную!</text:p>
      <text:p text:style-name="P51"><text:soft-page-break/></text:p>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1"><text:span text:style-name="T9">– </text:span>Удостоверение личности предъявлять? <text:span text:style-name="T9">– </text:span>осведомился я.</text:p>
      <text:p text:style-name="P51"><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1">Дэш, ни слова не говоря, прислонила ухо к двери.</text:p>
      <text:p text:style-name="P51"><text:span text:style-name="T9">– </text:span>Будешь смеяться, но именно этим он и занят. Вызывает полицию по телефону. <text:span text:style-name="T9">– </text:span>сообщила пегаска.</text:p>
      <text:p text:style-name="P51"><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9">– </text:span>Сколько у нас времени?</text:p>
      <text:p text:style-name="P51">Дэш почесала в затылке.</text:p>
      <text:p text:style-name="P51"><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9">–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1">Снаружи послышался вой сирены и цокот множества копыт.</text:p>
      <text:p text:style-name="P51"><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9">– </text:span>Это твои двадцать минут? <text:span text:style-name="T9">– </text:span>возмутился я. <text:span text:style-name="T9">– </text:span>Да ещё и десяти не прошло!</text:p>
      <text:p text:style-name="P51">Дэш вымучено скривилась.</text:p>
      <text:p text:style-name="P51"><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1">Я разбил топором стеклянные дверцы прибора и вытащил рубины.</text:p>
      <text:p text:style-name="P51"><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9">– </text:span>Ну уж фигушки. Я тебя тут не оставлю.</text:p>
      <text:p text:style-name="P51"><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9">– Н</text:span>е тупи! <text:span text:style-name="T9">– </text:span>упрямо мотнула головой пегаска. <text:span text:style-name="T9">–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oft-page-break/><text:span text:style-name="T9">– </text:span>Быстро за мной! <text:span text:style-name="T9">–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9">– Ю-</text:span>хууу<text:span text:style-name="T9">!!!</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9">–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9">– </text:span>Макс, подвинься!</text:p>
      <text:p text:style-name="P51">Пегаска оттеснила меня крупом и повернулась к двери задом.</text:p>
      <text:p text:style-name="P51"><text:span text:style-name="T9">–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9">– </text:span>Ты чего на меня так уставился? <text:span text:style-name="T9">– </text:span>подозрительно спросила пегаска.</text:p>
      <text:p text:style-name="P51"><text:span text:style-name="T9">– </text:span>Да так… Не ожидал, что ты такая…</text:p>
      <text:p text:style-name="P51"><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9">– </text:span>Ты! Не! По! Нял! Те! Бе! Не! Льзя! Тут! Ос! Та! ВАТЬСЯ!!! <text:span text:style-name="T9">–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oft-page-break/><text:span text:style-name="T9">–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9">–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9">–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9">– </text:span>Так-так, посмотрим, что тут у нас. Ага. Гм. Это наверняка тот монстр-человек,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9">– </text:span>А это у нас кто? Гмм. Пегаска. Вот так раз! Рэйнбоу Дэш! Какими судьбами?</text:p>
      <text:p text:style-name="P51"><text:span text:style-name="T9">– </text:span>ТРИКСИ! <text:span text:style-name="T9">– <text:s/></text:span>фейсхуфнула Дэш. <text:span text:style-name="T9">– </text:span>Во имя Селестии, ЧТО ты тут делаешь?!!</text:p>
      <text:p text:style-name="P51"><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1"><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1"><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1"><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9">– </text:span>Ей ведь нельзя рассказывать, да?</text:p>
      <text:p text:style-name="P51"><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9">– </text:span>ОГО!</text:p>
      <text:p text:style-name="P51">Единорожка аж уселась на крыльцо от удивления.</text:p>
      <text:p text:style-name="P51"><text:span text:style-name="T9">–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9">– </text:span>Мы приняли решение не выдавать вас полиции в обмен на то, что вы расскажете нам о вашей секретной миссии!</text:p>
      <text:p text:style-name="P51"><text:span text:style-name="T9">– </text:span>Не пойдёт! <text:span text:style-name="T9">– </text:span>заявил я. <text:span text:style-name="T9">– </text:span>Я уже сказал, что это тайна. Мне добавить нечего.</text:p>
      <text:p text:style-name="P51"><text:span text:style-name="T9">– </text:span>Да неужели? <text:span text:style-name="T9">– </text:span>захлопала ресницами Трикси. <text:span text:style-name="T9">–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3"/>
      <text:p text:style-name="P51"><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1"><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9">– </text:span>Стой! Что ты там сказала о Селестии?</text:p>
      <text:p text:style-name="P51">Трикси молча левитировала мне газеты с трюмо.</text:p>
      <text:p text:style-name="P51">Фак! Фак-фак-фак!!!</text:p>
      <text:p text:style-name="P51">«<text:span text:style-name="T26">Исчезновение дневной главы диархии: Эквестрия в панике!</text:span>» (статья двухдневной давности).</text:p>
      <text:p text:style-name="P51">«<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1">«<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1">«<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3"><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1"><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9">–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2"><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1">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1">Единорожка задумалась и продолжила:</text:p>
      <text:p text:style-name="P43"><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3">&lt;<text:span text:style-name="T62">David Bowie - Lets Dance/ Ashes To Ashes</text:span></text:p>
      <text:p text:style-name="P43"><text:span text:style-name="T62">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text:soft-page-break/>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text:soft-page-break/>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обняв мою ногу, заснула.</text:p>
      <text:p text:style-name="P51"><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3">37 пни</text:span></text:p>
      <text:p text:style-name="P64">24пн</text:p>
      <text:p text:style-name="P64">15</text:p>
      <text:p text:style-name="P51"><text:span text:style-name="T2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6">Добро пожаловать в Груммингтон! Вам здесь рады!</text:span></text:p>
      <text:p text:style-name="P51"><text:span text:style-name="T26">Население города </text:span><text:span text:style-name="T63">302 пони</text:span><text:span text:style-name="T26">.</text:span></text:p>
      <text:p text:style-name="P51"><text:span text:style-name="T63">250 пони</text:span><text:span text:style-name="T26">.</text:span></text:p>
      <text:p text:style-name="P51"><text:span text:style-name="T63">125 поней</text:span><text:span text:style-name="T26">.</text:span></text:p>
      <text:p text:style-name="P51"><text:span text:style-name="T2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text:soft-page-break/>–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9">&lt;</text:span><text:span text:style-name="T53">Metallica-Enter Sandman</text:span><text:span text:style-name="T9">&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5. Филлидельфия</text:h>
      <text:p text:style-name="P43">&lt;<text:span text:style-name="T52">Elo - Sorrow about to fall</text:span>&gt;</text:p>
      <text:p text:style-name="P43">&lt;<text:span text:style-name="T52">Kiss – I Was Made For Lovin’ You</text:span>&gt;</text:p>
      <text:p text:style-name="P51">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1"><text:soft-page-break/>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text:soft-page-break/>–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1"><text:soft-page-break/>…</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скал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59">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51">…</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9">–</text:span> А какой у тебя там был образ жизни?</text:p>
      <text:p text:style-name="P51"><text:span text:style-name="T9">–</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9">–</text:span> Дискордовы яйца! Ты сидел в тюрьме? За что тебя посадили?</text:p>
      <text:p text:style-name="P51"><text:span text:style-name="T9">–</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1"><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3">Пегаска <text:span text:style-name="T9">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4"/>
      <text:p text:style-name="P44">…</text:p>
      <text:p text:style-name="P44">&lt;<text:bookmark text:name="eow-title"/><text:span text:style-name="T55">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9">– </text:span>Выф-выф-вуф! <text:span text:style-name="T9">– </text:span>возразил я.</text:p>
      <text:p text:style-name="P53">Отпихнув от лица живот пегаски и выплюнув шерсть, я продолжил.</text:p>
      <text:p text:style-name="P53"><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3"><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9">– </text:span>Дэш, я знаю. Просто не могу о ней забыть.</text:p>
      <text:p text:style-name="P53">Пегаска тяжело поднялась.</text:p>
      <text:p text:style-name="P53"><text:span text:style-name="T9">– </text:span>Везёт же некоторым. <text:span text:style-name="T9">– </text:span>пробормотала она, раскрывая крылья для просушки.</text:p>
      <text:p text:style-name="P53">…</text:p>
      <text:p text:style-name="P53"><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3"/>
      <text:h text:style-name="Heading_20_2" text:outline-level="2">16. <text:span text:style-name="T1">Понивилль. Фейс-контроль </text:span></text:h>
      <text:p text:style-name="P44">&lt;<text:span text:style-name="T52">Mothley Crue – Cickstart my heart</text:span>&gt;</text:p>
      <text:p text:style-name="P53">«<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3"/>
      <text:p text:style-name="P53">Я отложил стопку газет, принесенных пегаской.</text:p>
      <text:p text:style-name="P53"><text:span text:style-name="T9">–</text:span> Про меня таки забыли. Отлично.</text:p>
      <text:p text:style-name="P53"><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3"><text:span text:style-name="T9">–</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9">– </text:span>Твайлайт, привет! Мы вернулись! <text:span text:style-name="T9">–</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9">– К</text:span>АКОГО ХУЯ?!! Твайлайт, ёб твою понимать, ты чё творишь? <text:span text:style-name="T9">– </text:span>я вцепился в ручку двери.</text:p>
      <text:p text:style-name="P53"><text:span text:style-name="T9">– </text:span>Твайли, ты чего? <text:span text:style-name="T9">– </text:span>брыкалась Дэш. <text:span text:style-name="T9">– </text:span>Немедленно опусти меня на пол!</text:p>
      <text:p text:style-name="P53"><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9">–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9">– </text:span>Твайлайт, не смей! <text:span text:style-name="T9">– </text:span>хриплым от ужаса голосом прошептал я.</text:p>
      <text:p text:style-name="P53"><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9">–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9">– О</text:span>у! <text:span text:style-name="T64">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3"><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9">– </text:span>А если попроще?</text:p>
      <text:p text:style-name="P53"><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3"><text:soft-page-break/>Твайлайт вытащила воронку из аппарата и приставила её к моей груди. За воронкой к ящику тянулся толстый гофрированный шланг.</text:p>
      <text:p text:style-name="P53"><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3"><text:span text:style-name="T9">–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5">***</text:p>
      <text:p text:style-name="P45"/>
      <text:p text:style-name="P53"><text:span text:style-name="T9">–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9">–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9">–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9">– </text:span>Никогда, слышишь, никогда больше не смей подымать меня...</text:p>
      <text:p text:style-name="P53"><text:span text:style-name="T9">– </text:span>Откуда я знала, что резонансное заклинание так среагирует на...</text:p>
      <text:p text:style-name="P53"><text:span text:style-name="T9">– М</text:span>акс? <text:span text:style-name="T9">– </text:span>пегаска заметила, что я открыл глаза. <text:span text:style-name="T9">– </text:span>Ты в порядке?</text:p>
      <text:p text:style-name="P53">Я издал нечто среднее между брачным рёвом лося и стоном умирающего слона.</text:p>
      <text:p text:style-name="P53"><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3"/>
      <text:p text:style-name="P53">…</text:p>
      <text:p text:style-name="P53"><text:soft-page-break/></text:p>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9">–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3"><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3"><text:span text:style-name="T9">– </text:span>Тебе-то на Понивилль точно махать! <text:span text:style-name="T9">– </text:span>огрызнулась фермерша. <text:span text:style-name="T9">– Т</text:span>вой дом, поди, не зацепит.</text:p>
      <text:p text:style-name="P53"><text:span text:style-name="T9">– </text:span>Что ты сказала? А ну, повтори? <text:span text:style-name="T9">– </text:span>взвилась пегаска.</text:p>
      <text:p text:style-name="P53"><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3"><text:span text:style-name="T9">– </text:span>Ась?</text:p>
      <text:p text:style-name="P53"><text:span text:style-name="T9">– </text:span>Что?</text:p>
      <text:p text:style-name="P53"><text:span text:style-name="T9">– </text:span>Какой? <text:span text:style-name="T9">– </text:span>разом <text:span text:style-name="T9">о</text:span>бернулась ко мне компания.</text:p>
      <text:p text:style-name="P53"><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3"><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3"><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9">– </text:span>Рэр, иногда лучше жевать, чем говорить. Вот честно!</text:p>
      <text:p text:style-name="P53"><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9">– </text:span>Они лежали в нагрудном кармане рубашки.</text:p>
      <text:p text:style-name="P53"><text:soft-page-break/>Твайлайт отвлеклась от доски.</text:p>
      <text:p text:style-name="P53"><text:span text:style-name="T9">–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9">– </text:span>Вот, прибрался малёхо. Но с потолка сажу ещё не успел счистить, там стремянка нужна.</text:p>
      <text:p text:style-name="P53"><text:span text:style-name="T9">– </text:span>Спайки-Вайки, не выкидывай одежду, пожалуйста. В ней должны быть рубины.</text:p>
      <text:p text:style-name="P53"><text:span text:style-name="T9">– </text:span>Какие ещё рубины? <text:span text:style-name="T9">– </text:span>переспросил Спайк и зажевал быстрее.</text:p>
      <text:p text:style-name="P53"><text:span text:style-name="T9">–</text:span> Резонаторные! <text:span text:style-name="T9">–</text:span> холодея, ответил я. <text:span text:style-name="T9">– </text:span>В кармане рубашки должны лежать четыре кристалла.</text:p>
      <text:p text:style-name="P53"><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3">…</text:p>
      <text:p text:style-name="P53"/>
      <text:p text:style-name="P53"><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9">– </text:span>Макс. Ты сейчас правильный, или нет?</text:p>
      <text:p text:style-name="P53"><text:span text:style-name="T9">– </text:span>Макс, ты как? Тебе уже лучше? <text:span text:style-name="T9">– </text:span>в прямоугольнике появилась голова Рэйнбоу Дэш.</text:p>
      <text:p text:style-name="P53"><text:span text:style-name="T9">– </text:span>Фигурально выражаясь, ты в себе? <text:span text:style-name="T9">– </text:span>вклинилась между ними Твайлайт Спаркл.</text:p>
      <text:p text:style-name="P53"><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9">– </text:span>Отпустите. Я уже правильный. <text:span text:style-name="T9">–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3"><text:span text:style-name="T9">– </text:span>Спайк!!! Немедленно... <text:s/>сбегай в лавку к Кейкам за выпечкой! Нам всем нужно успокоиться.</text:p>
      <text:p text:style-name="P53"><text:span text:style-name="T9">–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3"><text:soft-page-break/><text:span text:style-name="T9">– </text:span>Не беспокойся, всё просчитано. Я уверена, я подчёркиваю, абсолютно уверена в безопасности эксперимента!</text:p>
      <text:p text:style-name="P53"><text:span text:style-name="T9">– </text:span>Ой, чего-то мне нехорошо становится, когда ты так говоришь...</text:p>
      <text:p text:style-name="P53"><text:span text:style-name="T9">–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17. <text:span text:style-name="T1">Откровение</text:span></text:h>
      <text:p text:style-name="P44">&lt;<text:span text:style-name="T52">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 по мосту.</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9">– </text:span>А-а-а, ты всё-таки пришёл… <text:span text:style-name="T9">– </text:span>шелестит скрипучий голос за моей спиной.</text:p>
      <text:p text:style-name="P53"><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3"><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9">–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9">– </text:span>Открой балкон. Я призвала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9">– </text:span>Сожалею, что не могу убить тебя.</text:p>
      <text:p text:style-name="P53">Обернувшись я встречаюсь с рогом аликорницы, нацеленным мне в грудь.</text:p>
      <text:p text:style-name="P53"><text:span text:style-name="T9">– </text:span>Твоё тело соткано из наваждения — мне ли не знать! Я всё ещё Владыка Снов.</text:p>
      <text:p text:style-name="P53">Я делаю шаг назад, на балкон. Луна трескуче смеётся и шагает следом.</text:p>
      <text:p text:style-name="P53"><text:span text:style-name="T9">– </text:span>Но что в мо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9">–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9">– </text:span>Кимеринн погиб, чтобы ты жил.</text:p>
      <text:p text:style-name="P53">Шаг назад.</text:p>
      <text:p text:style-name="P53"><text:span text:style-name="T9">– </text:span>Сел осталась без магии и развоплотилась из-за тебя.</text:p>
      <text:p text:style-name="P53">Шаг назад.</text:p>
      <text:p text:style-name="P53"><text:span text:style-name="T9">– </text:span>Столько надежд впустую. И, как финальная насмешка, ты увидишь гибель всего, что мне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text:soft-page-break/>Я проваливаюсь в звёздную сине-зелёную мглу.</text:p>
      <text:p text:style-name="P53"/>
      <text:p text:style-name="P53">…</text:p>
      <text:p text:style-name="P44"/>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9">– </text:span>Как тебя зовут, малышка? Я постараюсь найти тебя. Может быть, ещё не поздно.</text:p>
      <text:p text:style-name="P53">Пегаска приветственно машет копытом.</text:p>
      <text:p text:style-name="P32"><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3"/>
      <text:p text:style-name="P54">***</text:p>
      <text:p text:style-name="P54"/>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9">– </text:span>Ну что? Увидел что-нибудь, сахарок?</text:p>
      <text:p text:style-name="P53">Пони уставились на меня с надеждой.</text:p>
      <text:p text:style-name="P53"><text:span text:style-name="T9">– </text:span>Да.</text:p>
      <text:p text:style-name="P53">Откровение давило на психику как тонна кирпичей. Я не знал, что им сказать. Я не мог.</text:p>
      <text:p text:style-name="P53"><text:span text:style-name="T9">– П</text:span>ревосходно!</text:p>
      <text:p text:style-name="P53"><text:span text:style-name="T9">– </text:span>Это просто супер-дупер-здоровски-потрясно!</text:p>
      <text:p text:style-name="P53"><text:span text:style-name="T9">– </text:span>Йей!</text:p>
      <text:p text:style-name="P53"><text:span text:style-name="T9">– </text:span>Ю-ху!</text:p>
      <text:p text:style-name="P53"><text:span text:style-name="T9">– О</text:span>фигенно! Мы победили! Макс, ты молодец!</text:p>
      <text:p text:style-name="P53"><text:span text:style-name="T9">– </text:span>Замечательно! Секундочку, я приготовлю дневник…</text:p>
      <text:p text:style-name="P53">Восторг пони постепенно сменился ожиданием. Я молчал.</text:p>
      <text:p text:style-name="P53"><text:span text:style-name="T9">– </text:span>Э-м-м? И что же ты увидел? <text:span text:style-name="T9">– </text:span>не выдержала Твайлайт.</text:p>
      <text:p text:style-name="P53"><text:span text:style-name="T9">– </text:span>Я… не могу сказать.</text:p>
      <text:p text:style-name="P53">Ожидание сменилось недоумением. Рэйнбоу Дэш насмешливо скривила губы.</text:p>
      <text:p text:style-name="P53"><text:span text:style-name="T9">– </text:span>Да ладно! Кончай прикалываться, мы же ждём! Шутка зачлась!</text:p>
      <text:p text:style-name="P53"><text:span text:style-name="T9">– </text:span>Не могу!!!</text:p>
      <text:p text:style-name="P53"/>
      <text:p text:style-name="P53">…</text:p>
      <text:p text:style-name="P53"/>
      <text:p text:style-name="P53">Молчание прервала Эпплджек.</text:p>
      <text:p text:style-name="P53"><text:span text:style-name="T9">– </text:span>Сахарок, с тобой всё в порядке?</text:p>
      <text:p text:style-name="P53">Дэш подошла ко мне вплотную, обняла мою голову и прижалась нос к носу.</text:p>
      <text:p text:style-name="P53"><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3">Я высвободился из объятий пегаски.</text:p>
      <text:p text:style-name="P53"><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9">– </text:span>Конски яблоки! Вот это поворот! А мне так хотелось узнать, что за нечисть тут орудует!</text:p>
      <text:p text:style-name="P53"><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oft-page-break/><text:span text:style-name="T9">– </text:span>Рэр, отвали!</text:p>
      <text:p text:style-name="P53"><text:span text:style-name="T9">– </text:span>Оу, какие страсти! Ладно-ладно, не сердись, дорогая, не мешаю!</text:p>
      <text:p text:style-name="P53"><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9">– </text:span>Стойте!</text:p>
      <text:p text:style-name="P53">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3"><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3">…</text:p>
      <text:p text:style-name="P53">«<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3">…</text:p>
      <text:p text:style-name="P53"><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3">Пегаска сжала голову копытами.</text:p>
      <text:p text:style-name="P53"><text:span text:style-name="T9">–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3"><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9">– </text:span>Бедный котик. <text:span text:style-name="T9">– </text:span>прошептала Флаттершай.</text:p>
      <text:p text:style-name="P53">Я насторожился, услышав знакомое заклинание.</text:p>
      <text:p text:style-name="P53"><text:span text:style-name="T9">– </text:span>Стой! Откуда тебе известно про заклинание Стирания?</text:p>
      <text:p text:style-name="P53"><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3"><text:span text:style-name="T9">– </text:span>Гм. Ну ладно, продолжай.</text:p>
      <text:p text:style-name="P53"><text:span text:style-name="T9">– </text:span>Так вот, по условию эксперимента известно, что вероятность того, что кто-то откроет ящик, ненулевая.</text:p>
      <text:p text:style-name="P53"><text:span text:style-name="T9">– </text:span>И что это означает, дорогая? <text:span text:style-name="T9">– </text:span>спросила Рэрити.</text:p>
      <text:p text:style-name="P53"><text:span text:style-name="T9">– </text:span>Это значит, что кто-нибудь когда-нибудь обязательно откроет его.</text:p>
      <text:p text:style-name="P53"><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3"><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9">–</text:span> То есть, ты хочешь сказать, что мы все — навроде этого кота, а Макс боится открыть ящик? Чтоб мы не исчезли окончательно?</text:p>
      <text:p text:style-name="P53"><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9">– </text:span>Лягать! <text:span text:style-name="T9">– </text:span>выругалась Дэш. <text:span text:style-name="T9">– </text:span>Значит, наши усилия по доставке резонаторов пошли лесом.</text:p>
      <text:p text:style-name="P53"><text:span text:style-name="T9">–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9">– </text:span>Тихо! Спайк, будь добр, сбегай к Кейкам за выпечкой. Нам надо успокоиться. Макс, хоть про Селестию ты нам можешь рассказать?</text:p>
      <text:p text:style-name="P53"><text:span text:style-name="T9">– </text:span>Могу. <text:span text:style-name="T9">– </text:span>пожал плечами я. <text:span text:style-name="T9">– </text:span>Она в моём мире. Но не спрашивайте меня, как её вернуть — я не знаю.</text:p>
      <text:p text:style-name="P53"><text:span text:style-name="T9">– А </text:span>как ты узнал… <text:span text:style-name="T9">– </text:span>начала было единорожка, но её перебил напряжённый голос Спайка.</text:p>
      <text:p text:style-name="P53"><text:span text:style-name="T9">– </text:span>Твай! <text:span text:style-name="T9">– </text:span>дракончик стоял в дверях спиной к нам. <text:span text:style-name="T9">– </text:span>У нас гости.</text:p>
      <text:p text:style-name="P53">Спайк попятился назад. Дверь широко растворилась и в библиотеку вошла Луна.</text:p>
      <text:p text:style-name="P53"/>
      <text:h text:style-name="Heading_20_2" text:outline-level="2">18.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9">–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3"><text:soft-page-break/>Мы с пегаской застыли в синем левитационном поле и поплыли к Луне.</text:p>
      <text:p text:style-name="P53"><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9">–</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3">В голосе лавандовой единорожки звучал металл. Мы опять полетели к Твайлайт.</text:p>
      <text:p text:style-name="P53"><text:span text:style-name="T9">–</text:span> ДОВОЛЬНО! НАМ НАДОЕЛА ЭТА НЕПОКОРНОСТЬ! ПОЗНАЙ ГНЕВ ПРИНЦЕССЫ НОЧИ!!!</text:p>
      <text:p text:style-name="P53"><text:span text:style-name="T9">–</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3"><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3"><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3"><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3"><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3"><text:span text:style-name="T9">– </text:span>Вижу! <text:span text:style-name="T9">– </text:span>донёсся голос единорожки из-под потолка. <text:span text:style-name="T9">– </text:span>Задействовала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9">– </text:span>Погоди. У меня есть вариант получше.</text:p>
      <text:p text:style-name="P53">Я вылез из-под шкафа и попрыгал на одной ноге в центр зала.</text:p>
      <text:p text:style-name="P53"><text:span text:style-name="T9">– </text:span>Стойте! Прекратите! Да остановитесь же!!!</text:p>
      <text:p text:style-name="P53">Аликорница и шестёрка уставились на меня.</text:p>
      <text:p text:style-name="P53"><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3"><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9">– </text:span>Как ты её назвал? <text:span text:style-name="T9">– </text:span>отвалилась челюсть у аликорницы.</text:p>
      <text:p text:style-name="P53"><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3"><text:span text:style-name="T9">– </text:span>Что? <text:span text:style-name="T9">–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9">–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9">– </text:span>Что тут случилось? Почему все висят в воздухе? И всё вот это?</text:p>
      <text:p text:style-name="P53">Голос Спайка откуда-то из подвала ответил:</text:p>
      <text:p text:style-name="P53"><text:span text:style-name="T9">– </text:span>Потому что Твайлайт остановила время. В радиусе девяти метров, как мне кажется. Или десяти.</text:p>
      <text:p text:style-name="P53"><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9">–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9">–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9">– </text:span>Эмм, я вам подхожу?</text:p>
      <text:p text:style-name="P53"><text:span text:style-name="T9">– </text:span>КТО ТЫ?</text:p>
      <text:p text:style-name="P53"><text:span text:style-name="T9">– </text:span>Эмм, Лира Хартстрингс, единорог. Я не то, чтобы маг, моя специализация — музыка…</text:p>
      <text:p text:style-name="P53"><text:span text:style-name="T9">– </text:span>ГОДИТСЯ! ТЫ ВИДИШЬ ТОЧКУ СИНГУЛЯРНОСТИ?</text:p>
      <text:p text:style-name="P53"><text:span text:style-name="T9">– </text:span>Эмм?</text:p>
      <text:p text:style-name="P53">Голос Спайка пояснил:</text:p>
      <text:p text:style-name="P53"><text:span text:style-name="T9">– </text:span>Вон та яркая искорка над лестницей, у которой вся картинка искривляется.</text:p>
      <text:p text:style-name="P53"><text:span text:style-name="T9">– </text:span>Да! Вижу.</text:p>
      <text:p text:style-name="P53"><text:span text:style-name="T9">– </text:span>ТЕПЕРЬ ЛЕВИТИРУЙ ПРИМАТА В ТОЧКУ СИНГУЛЯРНОСТИ.</text:p>
      <text:p text:style-name="P53"><text:span text:style-name="T9">– </text:span>Чего?!! <text:span text:style-name="T9">– </text:span>возопило моё малое сознание.</text:p>
      <text:p text:style-name="P53"><text:span text:style-name="T9">– </text:span>Эмм… Зачем?</text:p>
      <text:p text:style-name="P53"><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3"><text:soft-page-break/><text:span text:style-name="T9">– </text:span>Вы даёте слово, что человеку не будет причинён вред? <text:span text:style-name="T9">– </text:span>голос Лиры обрёл непривычную твёрдость.</text:p>
      <text:p text:style-name="P53"><text:span text:style-name="T9">– </text:span>КАК ТЫ СМЕЕШЬ СОМНЕВАТЬСЯ В НАС, СВОЕЙ ПРИНЦЕССЕ?</text:p>
      <text:p text:style-name="P53"><text:span text:style-name="T9">– </text:span><text:span text:style-name="T9">Я </text:span>не сомневаюсь в вас, Ваше Высочество… Потому и требую слова!</text:p>
      <text:p text:style-name="P53"><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9">– </text:span>Ну, блядь, спасибо! <text:span text:style-name="T9">– </text:span>подумал я.</text:p>
      <text:p text:style-name="P53"><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9">–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9">– </text:span>Давай по-порядку. <text:span text:style-name="T9">– о</text:span>становила меня Луна. <text:span text:style-name="T9">–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3"><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9">– </text:span>Теперь ты понимаешь, почему я виню тебя в развоплощении сестры?</text:p>
      <text:p text:style-name="P53"><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3">Луна пристально взглянула на меня и понимающе склонила голову.</text:p>
      <text:p text:style-name="P53"><text:span text:style-name="T9">– </text:span>Я знаю, иногда так бывает. Продолжай.</text:p>
      <text:p text:style-name="P53"><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9">– </text:span>Да, помню.</text:p>
      <text:p text:style-name="P53"><text:span text:style-name="T9">– </text:span>Так вот, в той колонне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3"><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3">Луна сморщила нос при этих словах, но всё же кивнула.</text:p>
      <text:p text:style-name="P53"><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9">– </text:span>Я приглашу их. Они не откажутся.</text:p>
      <text:p text:style-name="P53"><text:span text:style-name="T9">– </text:span>Что ж, ещё одной проблемой меньше. Теперь нужно решить, как найти Сел. Кто-то должен отправиться за ней.</text:p>
      <text:p text:style-name="P53"><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3"><text:span text:style-name="T9">– </text:span>А если…</text:p>
      <text:p text:style-name="P53"><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3"><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3"><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3"><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3"><text:span text:style-name="T9">– </text:span>Почему же ты не смогла найти меня с его помощью?</text:p>
      <text:p text:style-name="P53">Аликорница смутилась.</text:p>
      <text:p text:style-name="P53"><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3"><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3"><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3"><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text:p>
      <text:p text:style-name="P53"><text:span text:style-name="T9">– </text:span>Спасибо, Дэш. Ты настоящий друг.</text:p>
      <text:p text:style-name="P53"><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3">Я удивлённо воззрился на аликорницу.</text:p>
      <text:p text:style-name="P53"><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19. Кантерлот. Гранд Галопин Гала</text:h>
      <text:p text:style-name="P107"/>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3"><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3">Я вытащил из кармана пасочку аликорна, подаренную мне кобылкой в Груммингтоне, и положил её на подоконник рядом с фигуркой.</text:p>
      <text:p text:style-name="P53">Тук-тук-тук!</text:p>
      <text:p text:style-name="P53"><text:span text:style-name="T9">– </text:span>Макс, ты тут? <text:span text:style-name="T9">–</text:span>Дэш просунула нос в дверь, не дожидаясь отклика. <text:span text:style-name="T9">– </text:span>Ага, вот ты где! Я с тобой!</text:p>
      <text:p text:style-name="P53">Она швырнула перемётные сумки мне на постель и пошла к выходу.</text:p>
      <text:p text:style-name="P53"><text:span text:style-name="T9">– </text:span>Ну, чего застрял? Пошли скорее, а то на хавчик опоздаем! <text:span text:style-name="T9">–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4">…</text:p>
      <text:p text:style-name="P44"/>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9">– </text:span>Располагайтесь. <text:span text:style-name="T9">–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3"><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3"><text:span text:style-name="T9">– </text:span>Я узнала у шеф-повара сестры о твоих кулинарных предпочтениях. <text:span text:style-name="T9">– у</text:span>лыбнулась мне аликорница.</text:p>
      <text:p text:style-name="P53"><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9">– </text:span>А ты первая на моей памяти лошадь, умеющая магичить.</text:p>
      <text:p text:style-name="P53">Луна нахмурилась, но потом луч озарения коснулся её мордочки.</text:p>
      <text:p text:style-name="P44">– П<text:span text:style-name="T1">ризнаю, я была несправедлива к тебе. Как мне тебя называть?</text:span></text:p>
      <text:p text:style-name="P53">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Я жду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Я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Я думаю,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мои дорогие, вы мне очень помогли!</text:p>
      <text:p text:style-name="P53">– Но мы же ничего не сделали! – запротестовала Эпплджек.</text:p>
      <text:p text:style-name="P53">–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я должна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Вчера пропал наш церемони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3">Флаттершай закрыла голову копытами.</text:p>
      <text:p text:style-name="P53"/>
      <text:p text:style-name="P45"><text:soft-page-break/>***</text:p>
      <text:p text:style-name="P44"/>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Воспоминания последних месяцев нахлынули на меня, не желая отпускать. Я хотел побыть один.</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Расскажи! Ты нашёл Шейлу?</text:p>
      <text:p text:style-name="P53">– Нашёл.</text:p>
      <text:p text:style-name="P53">– Вау! А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туда же, куда и он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 Гала когда-нибудь участвовала?</text:p>
      <text:p text:style-name="P53"><text:soft-page-break/>–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text:p>
      <text:p text:style-name="P53">Я снова прислонился к камню. Потом вскинулся и нажал неприметный выступ на валуне. </text:p>
      <text:p text:style-name="P53"/>
      <text:p text:style-name="P53"/>
      <text:p text:style-name="P53"/>
      <text:p text:style-name="P53"/>
      <text:p text:style-name="P44">&lt;<text:span text:style-name="T1">Селестия засунула в потайную трещину письмо о том, что ей начала сниться очередь к тёмному экрану и о том, что она скучает...</text:span></text:p>
      <text:p text:style-name="P44"><text:span text:style-name="T1">(потайную трещину Селестия показал Максу в первый раз, вытащив из неё своё собственное письмо семидесятилдетней давности, в котором она описывает свои мучения от одиночества без Луны)</text:span>&gt;</text:p>
      <text:p text:style-name="P53"/>
      <text:p text:style-name="P7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4">Селестия грустно засмеялась своим мыслям.</text:p>
      <text:p text:style-name="P7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74">– А о чём ты грустила?</text:p>
      <text:p text:style-name="P7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4"><text:soft-page-break/>– Но ты не выглядишь сумасшедшей.</text:p>
      <text:p text:style-name="P7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7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text:p text:style-name="P53"/>
      <text:p text:style-name="P53"/>
      <text:p text:style-name="P53"/>
      <text:p text:style-name="P53"/>
      <text:p text:style-name="P53"/>
      <text:p text:style-name="P53"/>
      <text:p text:style-name="P44"/>
      <text:p text:style-name="P44">&lt;<text:span text:style-name="T21">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text:span><text:span text:style-name="T1">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text:soft-page-break/></text:p>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4"><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3"/>
      <text:p text:style-name="P44"/>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3"><text:span text:style-name="T21">Дальше — использовать по-максимуму уже написанное</text:span>&gt;</text:p>
      <text:p text:style-name="P44"/>
      <text:p text:style-name="P53">&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3"/>
      <text:p text:style-name="P44">&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4">- Сестра <text:s/>всегда норовила спихнуть тяжёлую задачу на кого-нибудь другого!</text:p>
      <text:p text:style-name="P34">- А также совместить приятное с полезным. - заметил я.</text:p>
      <text:p text:style-name="P34">Луна бросила на меня тяжёлый взгляд.</text:p>
      <text:p text:style-name="P34">-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4">- Тогда зачем она..?</text:p>
      <text:p text:style-name="P34">-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4">Меня как будто окатило ледяным душем. Не любовь и даже не дружба. Просто плата за услугу… Даже не дружба...</text:p>
      <text:p text:style-name="P34">- А другие? Они тоже… давали мне потому, что считали меня последним шансом?</text:p>
      <text:p text:style-name="P34">- Другие? Кто ещё?<text:span text:style-name="T10"> </text:span><text:span text:style-name="T54">С кем ещё у тебя были… отношения?</text:span></text:p>
      <text:p text:style-name="P30"><text:soft-page-break/>- С Рэйнбоу Дэш — ответил я несчастным голосом. - И, может быть, с Пинки.</text:p>
      <text:p text:style-name="P30">-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29"/>
      <text:p text:style-name="P53">&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3"/>
      <text:p text:style-name="P44">&lt;<text:span text:style-name="T21">-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4"><text:span text:style-name="T21">- Посмотрим... Хи-хи...</text:span>&gt;</text:p>
      <text:p text:style-name="P44"/>
      <text:p text:style-name="P53"/>
      <text:p text:style-name="P53">&lt;<text:span text:style-name="T20">Пландерсид покрыл грудь Макса шрамами в замке сестёр</text:span>&gt;</text:p>
      <text:p text:style-name="P53"/>
      <text:p text:style-name="P44">&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28">&gt;</text:span></text:p>
      <text:p text:style-name="P43">&lt; <text:span text:style-name="T21">-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3"><text:span text:style-name="T21">В замке сестёр Макс с Дэш разругиваются.</text:span>&gt;</text:p>
      <text:p text:style-name="P43"/>
      <text:p text:style-name="P43">&lt;<text:span text:style-name="T21"> </text:span><text:span text:style-name="T20">-</text:span><text:span text:style-name="T21">Я не умею! Давай ты напишешь!</text:span></text:p>
      <text:p text:style-name="P43"><text:span text:style-name="T20">- </text:span><text:span text:style-name="T21">Фигушки! Подрядил меня татухи поням рисовать — сам теперь фанфик пиши!</text:span>&gt;</text:p>
      <text:p text:style-name="P51"/>
      <text:p text:style-name="P51"/>
      <text:p text:style-name="P43">&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3"><text:span text:style-name="T21">- Учти, я ни капельки не жалею о наших поебушках! Но в будущем буду их стрематься. Это очень больно — вот так расставаться</text:span>&gt;</text:p>
      <text:p text:style-name="P51"/>
      <text:p text:style-name="P31"><text:soft-page-break/>(про Макса в сне-прощании)</text:p>
      <text:p text:style-name="P31">Я — Дискорд, и я говорю вам: он вернётся Я подсоблю вам, касатикам, хе-хе!</text:p>
      <text:p text:style-name="P51"/>
      <text:p text:style-name="P43">&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1"/>
      <text:p text:style-name="P119"><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0"/>
      <text:p text:style-name="P43">&lt;<text:span text:style-name="T21">Луна говорит Максу в прощальном сне:</text:span></text:p>
      <text:p text:style-name="P43"><text:span text:style-name="T21">- Прости, что хотела убить тебя. Я ослабела и Найтмэр на время одержала верх</text:span>&gt;</text:p>
      <text:p text:style-name="P51"/>
      <text:p text:style-name="P43">&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40"/>
      <text:p text:style-name="P27"/>
      <text:p text:style-name="P40">&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0">- В соответствии с законом от … «Об отсутствии одного из соправителей диархии» принимаю всю власть на себя!</text:p>
      <text:p text:style-name="P30"><text:soft-page-break/>- <text:s/>Но этот закон Её Высочество, принцесса Селестия принимала для себя, чтобы разрешить ситуацию с вашим … ммм... пребыванием на Луне!</text:p>
      <text:p text:style-name="P40"><text:span text:style-name="T21">- В законе не указана конкретный соправитель Диархии!</text:span>&gt;</text:p>
      <text:p text:style-name="P40"/>
      <text:p text:style-name="P40">&lt;<text:span text:style-name="T21">Заговорщики таки подняли восстание после исчезновения Селестии. Они обвинили Луну и Макса в узурпации власти</text:span>&gt;</text:p>
      <text:p text:style-name="P40"/>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lt;Добавить грозный выход Луны для противостояния повстанцам&gt;</text:p>
      <text:p text:style-name="P30"/>
      <text:p text:style-name="P3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0"/>
      <text:p text:style-name="P3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3"/>
      <text:p text:style-name="P8">***</text:p>
      <text:p text:style-name="P108"/>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8"/>
      <text:h text:style-name="P147" text:outline-level="2">Сон Рэрити</text:h>
      <text:p text:style-name="P76"/>
      <text:p text:style-name="P77">***</text:p>
      <text:p text:style-name="P8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76"><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0"/>
      <text:h text:style-name="P147" text:outline-level="2">Рейд пони-рэйнджеров</text:h>
      <text:p text:style-name="P76"/>
      <text:p text:style-name="P82">(леденящий душу триллер, музыка тревожная)</text:p>
      <text:p text:style-name="P78"><text:soft-page-break/>&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6"/>
      <text:p text:style-name="P76"><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4"/>
      <text:p text:style-name="P76"/>
      <text:h text:style-name="P147" text:outline-level="2">Исчезновение Селестии</text:h>
      <text:p text:style-name="P76"/>
      <text:p text:style-name="P76"><text:span text:style-name="T9">–</text:span> Ну хорошо, а кто вами правит? Аликорн? Драконикус? Какой-нибудь человек с рогом во лбу? Или у вас нет правителя?</text:p>
      <text:p text:style-name="P76"><text:span text:style-name="T9">–</text:span> Нет, почему? Правитель есть. Только он не постоянный. Его избирают. Раз в несколько лет.</text:p>
      <text:p text:style-name="P7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6"/>
      <text:h text:style-name="P147" text:outline-level="2">Поиск решения</text:h>
      <text:p text:style-name="P109"/>
      <text:p text:style-name="P7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6"><text:span text:style-name="T1">–</text:span> У нас нет волшебников, <text:span text:style-name="T1">–</text:span> возразил я.</text:p>
      <text:p text:style-name="P7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6">Спорить со старым змеем было сложно, поэтому я переключил внимание на Твайлайт.</text:p>
      <text:p text:style-name="P7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6"><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0"/>
      <text:p text:style-name="P80">&lt;<text:span text:style-name="T21">Луна приносит в жертву свою кровь, чтобы путешествие к замку прошло без потерь. Жертва не принимается — Дэш погибает</text:span>&gt;</text:p>
      <text:p text:style-name="P76"><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6"/>
      <text:h text:style-name="P147"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text:soft-page-break/>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0">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text:soft-page-break/>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6">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oft-page-break/><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0">Поиски Селестии — сюжет:</text:span></text:p>
      <text:p text:style-name="P83">Базовое положение: Селестия физически находится на компе Влада в соседнем с максовым доме, в качестве этической подпрограммы к Нексусу.</text:p>
      <text:p text:style-name="P83">Кратко:</text:p>
      <text:p text:style-name="P8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3">Эпизод 1:</text:p>
      <text:p text:style-name="P8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3">…</text:p>
      <text:p text:style-name="P83">Итого:</text:p>
      <text:p text:style-name="P8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3">Эпизод 3.5 (необязательный): День из жизни Дискорда (впечатления от нового мира, интерес путешествия, нежелание возвращаться).</text:p>
      <text:p text:style-name="P83">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0">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47"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text:soft-page-break/>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7"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text:soft-page-break/>…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7" text:outline-level="2"><text:soft-page-break/>Безнадёжность</text:h>
      <text:p text:style-name="P80">&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0">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7" text:outline-level="2"><text:soft-page-break/>След?</text:h>
      <text:p text:style-name="P109"/>
      <text:p text:style-name="P76"><text:span text:style-name="T9">&lt;</text:span><text:span text:style-name="T20">сначала эпизод - проверка сумки в серверной</text:span><text:span text:style-name="T9">&gt;</text:span></text:p>
      <text:p text:style-name="P76"><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0">“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text:soft-page-break/></text:p>
      <text:p text:style-name="P76"><text:span text:style-name="T9">&lt;</text:span><text:span text:style-name="T20">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6"><text:soft-page-break/>–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7" text:outline-level="2">Озарение</text:h>
      <text:p text:style-name="P76"/>
      <text:p text:style-name="P76"><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8978775404485953066"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oft-page-break/><text:span text:style-name="T9">– </text:span>А если нет? – Эпплджек смотрела мне мне прямо в глаза.</text:p>
      <text:list xml:id="list42637471" text:continue-numbering="true" text:style-name="L5">
        <text:list-header>
          <text:p text:style-name="P160">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12447" text:continue-numbering="true" text:style-name="L5">
        <text:list-header>
          <text:p text:style-name="P160">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41253"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8" text:outline-level="2">Почти.</text:h>
      <text:p text:style-name="P110"/>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text:soft-page-break/>–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3566193802519977049"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3"><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6540057960035240597"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7"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text:soft-page-break/>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text:soft-page-break/>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7"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112">&lt;<text:span text:style-name="T52">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7">–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3">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0">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0">-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7263352597041057886" text:style-name="L8">
        <text:list-header>
          <text:p text:style-name="P162">(<text:span text:style-name="T25">Луна — как повелительница снов, слышала разговор Макса с Анакорном</text:span>)</text:p>
          <text:p text:style-name="P163"/>
        </text:list-header>
      </text:list>
      <text:p text:style-name="P123">***</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2">-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lt;<text:span text:style-name="T52">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8"/>
      <text:p text:style-name="P76"><text:soft-page-break/><text:span text:style-name="T1">–</text:span> Запрыгивай <text:span text:style-name="T1">–</text:span> разгневанно фыркнула она и ткнулась в меня боком.</text:p>
      <text:p text:style-name="P7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6"><text:span text:style-name="T9">–</text:span> Держись! <text:span text:style-name="T9">–</text:span> <text:span text:style-name="T1">н</text:span>е успев процедить это сквозь сжатые зубы, Селестия пустилась вскачь.</text:p>
      <text:p text:style-name="P7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6">Выход был уже совсем рядом, когда нас встретила Луна.</text:p>
      <text:p text:style-name="P7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6">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6"/>
      <text:p text:style-name="P76"/>
      <text:p text:style-name="P76"/>
      <text:p text:style-name="P76"/>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0T22:44:02.65</dc:date>
    <meta:editing-duration>P99DT4H49M37S</meta:editing-duration>
    <meta:editing-cycles>6108</meta:editing-cycles>
    <meta:generator>OpenOffice/4.1.1$Win32 OpenOffice.org_project/411m6$Build-9775</meta:generator>
    <dc:creator>макс </dc:creator>
    <meta:document-statistic meta:table-count="0" meta:image-count="0" meta:object-count="0" meta:page-count="184" meta:paragraph-count="3817" meta:word-count="86801" meta:character-count="552665"/>
  </office:meta>
</office:document-meta>
</file>